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/>
    </style:style>
    <style:style style:name="P2" style:family="paragraph" style:parent-style-name="Text_20_body" style:list-style-name="L1">
      <style:paragraph-properties fo:margin-top="0cm" fo:margin-bottom="0cm" style:contextual-spacing="false" fo:line-height="120%" style:writing-mode="lr-tb"/>
      <style:text-properties officeooo:paragraph-rsid="001a8923"/>
    </style:style>
    <style:style style:name="P3" style:family="paragraph" style:parent-style-name="Text_20_body">
      <style:paragraph-properties fo:margin-top="0cm" fo:margin-bottom="0cm" style:contextual-spacing="false" fo:line-height="120%" style:writing-mode="lr-tb"/>
      <style:text-properties officeooo:paragraph-rsid="001a8923"/>
    </style:style>
    <style:style style:name="P4" style:family="paragraph" style:parent-style-name="Text_20_body" style:list-style-name="L2">
      <style:paragraph-properties fo:margin-top="0cm" fo:margin-bottom="0cm" style:contextual-spacing="false" fo:line-height="120%" style:writing-mode="lr-tb"/>
      <style:text-properties officeooo:paragraph-rsid="001a8923"/>
    </style:style>
    <style:style style:name="P5" style:family="paragraph" style:parent-style-name="Text_20_body" style:list-style-name="L3">
      <style:paragraph-properties fo:margin-top="0cm" fo:margin-bottom="0cm" style:contextual-spacing="false" fo:line-height="120%" style:writing-mode="lr-tb"/>
    </style:style>
    <style:style style:name="P6" style:family="paragraph" style:parent-style-name="Text_20_body" style:list-style-name="L4">
      <style:paragraph-properties fo:margin-top="0cm" fo:margin-bottom="0cm" style:contextual-spacing="false" fo:line-height="120%" style:writing-mode="lr-tb"/>
    </style:style>
    <style:style style:name="P7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1155cc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ans" fo:font-size="12pt" fo:font-style="italic" style:text-underline-style="none" fo:font-weight="normal" officeooo:paragraph-rsid="001c9e98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top="0cm" fo:margin-bottom="0cm" style:contextual-spacing="false" fo:line-height="120%" style:writing-mode="lr-tb"/>
      <style:text-properties style:font-name="Liberation Sans" fo:font-weight="normal"/>
    </style:style>
    <style:style style:name="P11" style:family="paragraph" style:parent-style-name="Text_20_body">
      <style:paragraph-properties fo:margin-top="0cm" fo:margin-bottom="0cm" style:contextual-spacing="false" fo:line-height="120%" style:writing-mode="lr-tb"/>
      <style:text-properties style:font-name="Liberation Sans" fo:font-size="12pt" fo:font-weight="normal" style:font-size-asian="12pt" style:font-size-complex="12pt"/>
    </style:style>
    <style:style style:name="P12" style:family="paragraph" style:parent-style-name="Text_20_body">
      <style:paragraph-properties fo:margin-top="0cm" fo:margin-bottom="0cm" style:contextual-spacing="false" fo:line-height="120%" style:writing-mode="lr-tb"/>
      <style:text-properties style:font-name="Liberation Sans" fo:font-size="12pt" style:font-size-asian="12pt" style:font-size-complex="12pt"/>
    </style:style>
    <style:style style:name="P13" style:family="paragraph" style:parent-style-name="Text_20_body">
      <style:paragraph-properties fo:margin-top="0cm" fo:margin-bottom="0cm" style:contextual-spacing="false" fo:line-height="120%" style:writing-mode="lr-tb"/>
      <style:text-properties style:font-name="Liberation Sans" fo:font-size="12pt" officeooo:paragraph-rsid="001a8923" style:font-size-asian="12pt" style:font-size-complex="12pt"/>
    </style:style>
    <style:style style:name="P14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style:font-name="Liberation Sans" fo:font-size="16pt" fo:font-weight="normal" officeooo:rsid="001a8923" officeooo:paragraph-rsid="001a8923" style:font-size-asian="16pt" style:font-size-complex="16pt"/>
    </style:style>
    <style:style style:name="P15" style:family="paragraph" style:parent-style-name="Text_20_body">
      <style:paragraph-properties fo:margin-top="0cm" fo:margin-bottom="0cm" style:contextual-spacing="false" fo:line-height="120%" style:writing-mode="lr-tb"/>
      <style:text-properties style:font-name="Liberation Sans" fo:font-size="14pt" fo:font-weight="normal" style:font-size-asian="14pt" style:font-size-complex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fo:font-size="11pt" fo:font-style="italic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fo:font-size="11pt" fo:font-style="italic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a8923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e7584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fo:font-style="italic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fo:font-style="italic" style:text-underline-style="none" officeooo:rsid="001a8923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Liberation Sans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Liberation Sans" fo:font-size="12pt" fo:font-style="italic" style:text-underline-style="none" fo:font-weight="normal" style:text-blinking="false" fo:background-color="transparent" loext:char-shading-value="0" style:font-size-asian="12pt" style:font-size-complex="12pt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sub 58%" fo:font-style="italic" style:text-underline-style="none" style:text-blinking="false" fo:background-color="transparent" loext:char-shading-value="0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sub 58%" fo:font-style="italic" style:text-underline-style="none" officeooo:rsid="001a8923" style:text-blinking="false" fo:background-color="transparent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sub 58%" fo:font-style="italic" style:text-underline-style="none" fo:font-weight="normal" style:text-blinking="false" fo:background-color="transparent" loext:char-shading-value="0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sub 58%" style:font-name="Liberation Sans" fo:font-size="12pt" fo:font-style="italic" style:text-underline-style="none" fo:font-weight="normal" style:text-blinking="false" fo:background-color="transparent" loext:char-shading-value="0" style:font-size-asian="12pt" style:font-size-complex="12pt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sub 58%" fo:font-style="normal" style:text-underline-style="none" fo:font-weight="normal" style:text-blinking="false" fo:background-color="transparent" loext:char-shading-value="0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sub 58%" fo:font-style="normal" style:text-underline-style="none" fo:font-weight="normal" officeooo:rsid="001c9e98" style:text-blinking="false" fo:background-color="transparent" loext:char-shading-value="0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1c9e98" style:text-blinking="false" fo:background-color="transparent" loext:char-shading-value="0"/>
    </style:style>
    <style:style style:name="T32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33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4" style:family="text">
      <style:text-properties fo:font-variant="normal" fo:text-transform="none" fo:color="#1155cc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35" style:family="text">
      <style:text-properties fo:font-variant="normal" fo:text-transform="none" fo:color="#1155cc" loext:opacity="100%" style:text-line-through-style="none" style:text-line-through-type="none" style:text-underline-style="none" style:text-blinking="false" fo:background-color="transparent" loext:char-shading-value="0"/>
    </style:style>
    <style:style style:name="T36" style:family="text">
      <style:text-properties fo:font-variant="normal" fo:text-transform="none" fo:color="#1155cc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37" style:family="text">
      <style:text-properties fo:font-variant="normal" fo:text-transform="none" fo:color="#1155cc" loext:opacity="100%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38" style:family="text">
      <style:text-properties fo:font-variant="normal" fo:text-transform="none" fo:color="#1155cc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39" style:family="text">
      <style:text-properties fo:font-variant="normal" fo:text-transform="none" fo:color="#1155cc" loext:opacity="100%" style:text-line-through-style="none" style:text-line-through-type="none" fo:font-size="11pt" fo:font-style="italic" style:text-underline-style="none" fo:font-weight="normal" style:text-blinking="false" fo:background-color="transparent" loext:char-shading-value="0"/>
    </style:style>
    <style:style style:name="T40" style:family="text">
      <style:text-properties fo:font-variant="normal" fo:text-transform="none" fo:color="#1155cc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41" style:family="text">
      <style:text-properties fo:font-variant="normal" fo:text-transform="none" fo:color="#1155cc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42" style:family="text">
      <style:text-properties fo:font-variant="normal" fo:text-transform="none" fo:color="#1155cc" loext:opacity="100%"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43" style:family="text">
      <style:text-properties fo:font-variant="normal" fo:text-transform="none" fo:color="#1155cc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4" style:family="text">
      <style:text-properties fo:font-variant="normal" fo:text-transform="none" fo:color="#1155cc" loext:opacity="100%" style:text-line-through-style="none" style:text-line-through-type="none" style:font-name="Liberation Sans" fo:font-size="12pt" fo:font-style="italic" style:text-underline-style="none" fo:font-weight="normal" style:text-blinking="false" fo:background-color="transparent" loext:char-shading-value="0" style:font-size-asian="12pt" style:font-size-complex="12pt"/>
    </style:style>
    <style:style style:name="T45" style:family="text">
      <style:text-properties fo:font-variant="normal" fo:text-transform="none" fo:color="#1155cc" loext:opacity="100%" style:text-line-through-style="none" style:text-line-through-type="none" style:font-name="Liberation Sans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46" style:family="text">
      <style:text-properties fo:font-variant="normal" fo:text-transform="none" fo:color="#1155cc" loext:opacity="100%" style:text-line-through-style="none" style:text-line-through-type="none" style:text-position="sub 58%" style:font-name="Liberation Sans" fo:font-size="12pt" fo:font-style="italic" style:text-underline-style="none" fo:font-weight="normal" style:text-blinking="false" fo:background-color="transparent" loext:char-shading-value="0" style:font-size-asian="12pt" style:font-size-complex="12pt"/>
    </style:style>
    <style:style style:name="T47" style:family="text">
      <style:text-properties fo:font-variant="normal" fo:text-transform="none" fo:color="#1155cc" loext:opacity="100%" style:text-line-through-style="none" style:text-line-through-type="none" style:text-position="sub 58%" style:font-name="Liberation Sans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8" style:family="text">
      <style:text-properties fo:font-variant="normal" fo:text-transform="none" fo:color="#0000ff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49" style:family="text">
      <style:text-properties fo:font-variant="normal" fo:text-transform="none" fo:color="#0000ff" loext:opacity="100%" style:text-line-through-style="none" style:text-line-through-type="none" fo:font-size="11pt" fo:font-style="italic" style:text-underline-style="none" fo:font-weight="normal" style:text-blinking="false" fo:background-color="transparent" loext:char-shading-value="0"/>
    </style:style>
    <style:style style:name="T50" style:family="text">
      <style:text-properties fo:font-variant="normal" fo:text-transform="none" fo:color="#0000ff" loext:opacity="100%"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51" style:family="text">
      <style:text-properties fo:font-variant="normal" fo:text-transform="none" fo:color="#0000ff" loext:opacity="100%" style:text-line-through-style="none" style:text-line-through-type="none" style:font-name="Liberation Sans" fo:font-size="12pt" fo:font-style="italic" style:text-underline-style="none" fo:font-weight="normal" style:text-blinking="false" fo:background-color="transparent" loext:char-shading-value="0" style:font-size-asian="12pt" style:font-size-complex="12pt"/>
    </style:style>
    <style:style style:name="T52" style:family="text">
      <style:text-properties fo:font-variant="normal" fo:text-transform="none" fo:color="#cc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53" style:family="text">
      <style:text-properties fo:font-variant="normal" fo:text-transform="none" fo:color="#cc0000" loext:opacity="100%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54" style:family="text">
      <style:text-properties fo:font-variant="normal" fo:text-transform="none" fo:color="#cc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55" style:family="text">
      <style:text-properties fo:font-variant="normal" fo:text-transform="none" fo:color="#212121" loext:opacity="100%" style:text-line-through-style="none" style:text-line-through-type="none" style:text-underline-style="none" style:text-blinking="false" fo:background-color="#ffffff" loext:char-shading-value="0"/>
    </style:style>
    <style:style style:name="T56" style:family="text">
      <style:text-properties fo:font-variant="normal" fo:text-transform="none" fo:color="#212121" loext:opacity="100%" style:text-line-through-style="none" style:text-line-through-type="none" style:text-underline-style="none" fo:font-weight="normal" style:text-blinking="false" fo:background-color="#ffffff" loext:char-shading-value="0"/>
    </style:style>
    <style:style style:name="T57" style:family="text">
      <style:text-properties fo:font-size="12pt" style:font-size-asian="12pt" style:font-size-complex="12pt"/>
    </style:style>
    <style:style style:name="T58" style:family="text">
      <style:text-properties style:text-position="sub 58%"/>
    </style:style>
    <style:style style:name="T59" style:family="text">
      <style:text-properties officeooo:rsid="001c9e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3">Résumé Jolteon</text:span></text:p>
      <text:p text:style-name="P10"><text:span text:style-name="T8"/></text:p>
      <text:p text:style-name="P10"><text:span text:style-name="T8"/></text:p>
      <text:p text:style-name="P15"><text:bookmark text:name="docs-internal-guid-c5250ca9-7fff-c503-1824-3007e6e91076"/><text:span text:style-name="T13">Protocol d’états stable pour le réplicas</text:span><text:span text:style-name="T6"> </text:span><text:span text:style-name="T18">i</text:span></text:p>
      <text:p text:style-name="P11"><text:span text:style-name="T14">Les changements par rapport au D</text:span><text:span text:style-name="T15">i</text:span><text:span text:style-name="T14">emBFT sont en </text:span><text:span text:style-name="T40">bleu.</text:span></text:p>
      <text:p text:style-name="P11"><text:span text:style-name="T40"/></text:p>
      <text:list xml:id="list4100547606" text:style-name="L1">
        <text:list-item>
          <text:p text:style-name="P2"><text:span text:style-name="T22">Propose </text:span></text:p>
        </text:list-item>
      </text:list>
      <text:p text:style-name="P3"><text:span text:style-name="T23">En entrant dans le round r, Lr</text:span><text:span text:style-name="T21"> </text:span><text:span text:style-name="T23">multicasts un block </text:span><text:span text:style-name="T24">B</text:span><text:span text:style-name="T21"> </text:span><text:span text:style-name="T23">= [</text:span><text:span text:style-name="T24">id</text:span><text:span text:style-name="T23">, </text:span><text:span text:style-name="T24">qc</text:span><text:span text:style-name="T28">high</text:span><text:span text:style-name="T23">, </text:span><text:span text:style-name="T51">tc</text:span><text:span text:style-name="T23">, </text:span><text:span text:style-name="T24">r</text:span><text:span text:style-name="T23">, </text:span><text:span text:style-name="T24">v</text:span><text:span text:style-name="T28">cur</text:span><text:span text:style-name="T24"> (=0)</text:span><text:span text:style-name="T23">, </text:span><text:span text:style-name="T24">txn</text:span><text:span text:style-name="T23">] </text:span><text:span text:style-name="T43">avec </text:span><text:span text:style-name="T44">tc</text:span><text:span text:style-name="T45"> </text:span><text:span text:style-name="T43">= </text:span><text:span text:style-name="T44">tc</text:span><text:span text:style-name="T46">r - 1</text:span><text:span text:style-name="T21"> </text:span><text:span text:style-name="T43">si L</text:span><text:span text:style-name="T47">r</text:span><text:span text:style-name="T43"> entre dans le round </text:span><text:span text:style-name="T44">r</text:span><text:span text:style-name="T45"> </text:span><text:span text:style-name="T43">en recevant dans le round-(r-1) </text:span><text:span text:style-name="T44">tc</text:span><text:span text:style-name="T46">r - 1</text:span><text:span text:style-name="T21"> </text:span><text:span text:style-name="T43">et </text:span><text:span text:style-name="T44">tc</text:span><text:span text:style-name="T45"> </text:span><text:span text:style-name="T43">= ⊥  sinon.</text:span></text:p>
      <text:p text:style-name="P3"><text:span text:style-name="T43"/></text:p>
      <text:list xml:id="list862654487" text:style-name="L2">
        <text:list-item>
          <text:p text:style-name="P4"><text:span text:style-name="T22">Vote</text:span><text:span text:style-name="T21"> </text:span></text:p>
        </text:list-item>
      </text:list>
      <text:p text:style-name="P13"><text:span text:style-name="T17">Chaque replica reçoit le block B.</text:span></text:p>
      <text:p text:style-name="P11"><text:span text:style-name="T54">Si</text:span><text:span text:style-name="T6"> </text:span><text:span text:style-name="T14">r = </text:span><text:span text:style-name="T18">r</text:span><text:span text:style-name="T25">cur</text:span><text:span text:style-name="T26"> </text:span><text:span text:style-name="T18">(empêche </text:span><text:span text:style-name="T19">de voter pour un round précédent</text:span><text:span text:style-name="T18">), r&gt;r</text:span><text:span text:style-name="T25">vote</text:span><text:span text:style-name="T18"> </text:span><text:span text:style-name="T14">(un validateur ne revote pas 2 fois le même </text:span><text:span text:style-name="T15">round</text:span><text:span text:style-name="T14">) et </text:span><text:span text:style-name="T40">( (1) r = qc.r + 1 ou (2) r = tc.r + 1 and qc.r ≥</text:span></text:p>
      <text:p text:style-name="P7">max{qc<text:span text:style-name="T58">high</text:span>.r | qc<text:span text:style-name="T58">high</text:span> ∈ tc})<text:span text:style-name="T59"> :</text:span></text:p>
      <text:p text:style-name="P12"><text:span text:style-name="T17">les réplicas envoient leur threshold signature {id,</text:span><text:span text:style-name="T7"> </text:span><text:span text:style-name="T20">r</text:span><text:span text:style-name="T17">,</text:span><text:span text:style-name="T20">v</text:span><text:span text:style-name="T17">} à L</text:span><text:span text:style-name="T29">r + 1</text:span><text:span text:style-name="T30"> <text:s/></text:span><text:span text:style-name="T31">et </text:span><text:span text:style-name="T20">r</text:span><text:span text:style-name="T27">vote</text:span><text:span text:style-name="T7"> </text:span><text:span text:style-name="T56">←</text:span><text:span text:style-name="T7"> </text:span><text:span text:style-name="T20">r</text:span></text:p>
      <text:p text:style-name="P8">(vérification des txn implicite car triviale avec les signatures)</text:p>
      <text:p text:style-name="P8"/>
      <text:list xml:id="list2373660634" text:style-name="L3">
        <text:list-item>
          <text:p text:style-name="P5"><text:span text:style-name="T22">Lock </text:span><text:span text:style-name="T23">(</text:span><text:span text:style-name="T43">1-chain lock rule</text:span><text:span text:style-name="T23">)</text:span></text:p>
        </text:list-item>
      </text:list>
      <text:p text:style-name="P11"><text:span text:style-name="T14">quand on reçoit un qc valide (formé de votes ou contenu dans une proposition ou timeouts)</text:span><text:span text:style-name="T16"> </text:span><text:span text:style-name="T14">:</text:span><text:span text:style-name="T16"> </text:span><text:span text:style-name="T18">qchigh</text:span><text:span text:style-name="T6"> </text:span><text:span text:style-name="T55">←</text:span><text:span text:style-name="T6"> </text:span><text:span text:style-name="T14">max(</text:span><text:span text:style-name="T18">qchigh</text:span><text:span text:style-name="T6"> </text:span><text:span text:style-name="T14">,</text:span><text:span text:style-name="T6"> </text:span><text:span text:style-name="T18">qc</text:span><text:span text:style-name="T14">)</text:span></text:p>
      <text:p text:style-name="P11"><text:span text:style-name="T14"/></text:p>
      <text:list xml:id="list808996631" text:style-name="L4">
        <text:list-item>
          <text:p text:style-name="P6"><text:span text:style-name="T22">Commit </text:span><text:span text:style-name="T23">(</text:span><text:span text:style-name="T43">2-chain commit rule</text:span><text:span text:style-name="T23">)</text:span></text:p>
        </text:list-item>
      </text:list>
      <text:p text:style-name="P11"><text:span text:style-name="T54">Si</text:span><text:span text:style-name="T6"> </text:span><text:span text:style-name="T14">il existe </text:span><text:span text:style-name="T40">deux blocks certifiés adjacent</text:span><text:span text:style-name="T6"> </text:span><text:span text:style-name="T14">dans la chaîne avec </text:span><text:span text:style-name="T18">B’.r</text:span><text:span text:style-name="T6"> </text:span><text:span text:style-name="T14">= </text:span><text:span text:style-name="T18">B.r</text:span><text:span text:style-name="T6"> </text:span><text:span text:style-name="T14">+ 1 alors:</text:span></text:p>
      <text:p text:style-name="P9">les replicas commit B et tous ces ancêtres</text:p>
      <text:p text:style-name="P9"/>
      <text:p text:style-name="P9"/>
      <text:p text:style-name="P15"><text:span text:style-name="T13">Protocole de Pacemaker pour le réplicas</text:span><text:span text:style-name="T6"> </text:span><text:span text:style-name="T18">i</text:span></text:p>
      <text:p text:style-name="P9">Identique à DiemBFT</text:p>
      <text:p text:style-name="P1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26T12:41:37.054000000</meta:creation-date>
    <dc:date>2024-03-26T12:54:35.779000000</dc:date>
    <meta:editing-duration>PT12M57S</meta:editing-duration>
    <meta:editing-cycles>4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19" meta:word-count="211" meta:character-count="1050" meta:non-whitespace-character-count="856"/>
  </office:meta>
</office:document-meta>
</file>